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08f420" officeooo:paragraph-rsid="0008f420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size="9pt" fo:font-weight="bold" fo:background-color="#efefef" loext:char-shading-value="0"/>
    </style:style>
    <style:style style:name="T6" style:family="text">
      <style:text-properties fo:color="#0000ff" fo:font-weight="bold" fo:background-color="#efefef" loext:char-shading-value="0"/>
    </style:style>
    <style:style style:name="T7" style:family="text">
      <style:text-properties fo:color="#0000ff" style:font-name="DejaVu Sans Mono" fo:font-size="9pt" fo:font-weight="bold" fo:background-color="#efefef" loext:char-shading-value="0"/>
    </style:style>
    <style:style style:name="T8" style:family="text">
      <style:text-properties fo:color="#008000" fo:font-weight="bold" fo:background-color="#efefef" loext:char-shading-value="0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8000" style:font-name="DejaVu Sans Mono" fo:font-size="9pt" fo:font-weight="bold" fo:background-color="#efefef" loext:char-shading-value="0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background-color="#efefef" loext:char-shading-value="0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7a7a43"/>
    </style:style>
    <style:style style:name="T15" style:family="text">
      <style:text-properties fo:color="#7a7a43" style:font-name="DejaVu Sans Mono" fo:font-size="9pt"/>
    </style:style>
    <style:style style:name="T16" style:family="text">
      <style:text-properties fo:color="#7a7a43" fo:background-color="#efefe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</text:span><text:span text:style-name="T3">div </text:span><text:span text:style-name="T6">className</text:span><text:span text:style-name="T8">="loginbox"</text:span><text:span text:style-name="T1">&gt;</text:span></text:p>
      <text:p text:style-name="P3"><text:s text:c="4"/><text:span text:style-name="T12">&lt;</text:span><text:span text:style-name="T5">table </text:span><text:span text:style-name="T7">className</text:span><text:span text:style-name="T10">="loginTable"</text:span><text:span text:style-name="T12">&gt;</text:span></text:p>
      <text:p text:style-name="P3"><text:s text:c="8"/><text:span text:style-name="T12">&lt;</text:span><text:span text:style-name="T5">tr</text:span><text:span text:style-name="T12">&gt;</text:span></text:p>
      <text:p text:style-name="P3"><text:s text:c="12"/><text:span text:style-name="T12">&lt;</text:span><text:span text:style-name="T5">td </text:span><text:span text:style-name="T7">width</text:span><text:span text:style-name="T10">="20%"</text:span><text:span text:style-name="T12">&gt;</text:span></text:p>
      <text:p text:style-name="P3"><text:s text:c="16"/><text:span text:style-name="T12">&lt;</text:span><text:span text:style-name="T5">label </text:span><text:span text:style-name="T7">className</text:span><text:span text:style-name="T10">="label"</text:span><text:span text:style-name="T12">&gt;</text:span><text:span text:style-name="T11">UserName: </text:span><text:span text:style-name="T12">&lt;/</text:span><text:span text:style-name="T5">label</text:span><text:span text:style-name="T12">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12"/><text:span text:style-name="T12">&lt;</text:span><text:span text:style-name="T5">td </text:span><text:span text:style-name="T7">width</text:span><text:span text:style-name="T10">="50%"</text:span><text:span text:style-name="T12">&gt;</text:span></text:p>
      <text:p text:style-name="P3"><text:s text:c="16"/><text:span text:style-name="T12">&lt;</text:span><text:span text:style-name="T5">input </text:span><text:span text:style-name="T7">ref</text:span><text:span text:style-name="T10">="username"</text:span><text:span text:style-name="T12">/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8"/><text:span text:style-name="T12">&lt;/</text:span><text:span text:style-name="T5">tr</text:span><text:span text:style-name="T12">&gt;</text:span></text:p>
      <text:p text:style-name="P3"><text:s text:c="8"/><text:span text:style-name="T12">&lt;</text:span><text:span text:style-name="T5">tr</text:span><text:span text:style-name="T12">&gt;</text:span></text:p>
      <text:p text:style-name="P3"><text:s text:c="12"/><text:span text:style-name="T12">&lt;</text:span><text:span text:style-name="T5">td</text:span><text:span text:style-name="T12">&gt;</text:span></text:p>
      <text:p text:style-name="P3"><text:s text:c="16"/><text:span text:style-name="T12">&lt;</text:span><text:span text:style-name="T5">label </text:span><text:span text:style-name="T7">className</text:span><text:span text:style-name="T10">="label"</text:span><text:span text:style-name="T12">&gt;</text:span><text:span text:style-name="T11">Password: </text:span><text:span text:style-name="T12">&lt;/</text:span><text:span text:style-name="T5">label</text:span><text:span text:style-name="T12">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12"/><text:span text:style-name="T12">&lt;</text:span><text:span text:style-name="T5">td</text:span><text:span text:style-name="T12">&gt;</text:span></text:p>
      <text:p text:style-name="P3"><text:s text:c="16"/><text:span text:style-name="T12">&lt;</text:span><text:span text:style-name="T5">input </text:span><text:span text:style-name="T7">ref</text:span><text:span text:style-name="T10">="password" </text:span><text:span text:style-name="T7">type</text:span><text:span text:style-name="T10">="password"</text:span><text:span text:style-name="T12">/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8"/><text:span text:style-name="T12">&lt;/</text:span><text:span text:style-name="T5">tr</text:span><text:span text:style-name="T12">&gt;</text:span></text:p>
      <text:p text:style-name="P3"><text:s text:c="8"/><text:span text:style-name="T11">{</text:span></text:p>
      <text:p text:style-name="P3"><text:s text:c="12"/><text:span text:style-name="T4">this</text:span><text:span text:style-name="T11">.</text:span><text:span text:style-name="T13">props</text:span><text:span text:style-name="T11">.showLoginError ?</text:span></text:p>
      <text:p text:style-name="P3"><text:s text:c="16"/><text:span text:style-name="T12">&lt;</text:span><text:span text:style-name="T5">tr</text:span><text:span text:style-name="T12">&gt;</text:span></text:p>
      <text:p text:style-name="P3"><text:s text:c="20"/><text:span text:style-name="T12">&lt;</text:span><text:span text:style-name="T5">td </text:span><text:span text:style-name="T12">/&gt;</text:span></text:p>
      <text:p text:style-name="P3"><text:s text:c="20"/><text:span text:style-name="T12">&lt;</text:span><text:span text:style-name="T5">td </text:span><text:span text:style-name="T7">style</text:span><text:span text:style-name="T10">=</text:span><text:span text:style-name="T11">{{</text:span><text:span text:style-name="T13">color</text:span><text:span text:style-name="T11">: </text:span><text:span text:style-name="T9">'red'</text:span><text:span text:style-name="T11">}}</text:span><text:span text:style-name="T12">&gt;</text:span></text:p>
      <text:p text:style-name="P3"><text:s text:c="24"/><text:span text:style-name="T11">Invalid username or password.</text:span></text:p>
      <text:p text:style-name="P3"><text:s text:c="20"/><text:span text:style-name="T12">&lt;/</text:span><text:span text:style-name="T5">td</text:span><text:span text:style-name="T12">&gt;</text:span></text:p>
      <text:p text:style-name="P3"><text:s text:c="16"/><text:span text:style-name="T12">&lt;/</text:span><text:span text:style-name="T5">tr</text:span><text:span text:style-name="T12">&gt;</text:span><text:span text:style-name="T11"> : </text:span><text:span text:style-name="T12">&lt;</text:span><text:span text:style-name="T5">tr </text:span><text:span text:style-name="T12">/&gt;</text:span></text:p>
      <text:p text:style-name="P3"><text:s text:c="8"/><text:span text:style-name="T11">}</text:span></text:p>
      <text:p text:style-name="P3"><text:s text:c="8"/><text:span text:style-name="T12">&lt;</text:span><text:span text:style-name="T5">tr</text:span><text:span text:style-name="T12">&gt;</text:span></text:p>
      <text:p text:style-name="P3"><text:s text:c="12"/><text:span text:style-name="T12">&lt;</text:span><text:span text:style-name="T5">td</text:span><text:span text:style-name="T12">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12"/><text:span text:style-name="T12">&lt;</text:span><text:span text:style-name="T5">td</text:span><text:span text:style-name="T12">&gt;</text:span></text:p>
      <text:p text:style-name="P3"><text:s text:c="16"/><text:span text:style-name="T12">&lt;</text:span><text:span text:style-name="T5">button </text:span><text:span text:style-name="T7">className</text:span><text:span text:style-name="T10">="btn" </text:span><text:span text:style-name="T7">onClick</text:span><text:span text:style-name="T10">=</text:span><text:span text:style-name="T11">{() =&gt; </text:span><text:span text:style-name="T4">this</text:span><text:span text:style-name="T11">.</text:span><text:span text:style-name="T15">loginUser</text:span><text:span text:style-name="T11">() }</text:span><text:span text:style-name="T12">&gt;</text:span><text:span text:style-name="T11">Login</text:span><text:span text:style-name="T12">&lt;/</text:span><text:span text:style-name="T5">button</text:span><text:span text:style-name="T12">&gt;</text:span></text:p>
      <text:p text:style-name="P3"><text:s text:c="12"/><text:span text:style-name="T12">&lt;/</text:span><text:span text:style-name="T5">td</text:span><text:span text:style-name="T12">&gt;</text:span></text:p>
      <text:p text:style-name="P3"><text:s text:c="8"/><text:span text:style-name="T12">&lt;/</text:span><text:span text:style-name="T5">tr</text:span><text:span text:style-name="T12">&gt;</text:span></text:p>
      <text:p text:style-name="P3"><text:s text:c="4"/><text:span text:style-name="T12">&lt;/</text:span><text:span text:style-name="T5">table</text:span><text:span text:style-name="T12">&gt;</text:span></text:p>
      <text:p text:style-name="P1"><text:span text:style-name="T1">&lt;/</text:span><text:span text:style-name="T3">div</text:span><text:span text:style-name="T1">&gt;</text:span></text:p>
      <text:p text:style-name="P1"><text:span text:style-name="T1"/></text:p>
      <text:p text:style-name="P1"><text:span text:style-name="T1">{</text:span><text:span text:style-name="T3">this</text:span><text:span text:style-name="T1">.</text:span><text:span text:style-name="T16">onSignIn</text:span><text:span text:style-name="T1">}</text:span></text:p>
      <text:p text:style-name="P2"><text:span text:style-name="T1">eyJhbGciOiJSUzI1NiIsImtpZCI6ImUzODBiOWZjY2M5OTYwMzBkOGEyMDQ5MTFhMjk0NjU1Y2M1MzJjN2YifQ.eyJpc3MiOiJhY2NvdW50cy5nb29nbGUuY29tIiwiaWF0IjoxNDc4MjI2Njc2LCJleHAiOjE0NzgyMzAyNzYsImF0X2hhc2giOiJBVk50ZGcwUmdaQmxOR1RTUjQ4WE5nIiwiYXVkIjoiODY4MDI3MjY0MjQ4LTR1aDNxNW9tM29wbmw0YWptaWpsdXNtbWxoa24xOGxjLmFwcHMuZ29vZ2xldXNlcmNvbnRlbnQuY29tIiwic3ViIjoiMTA1Nzg1OTg2NTY5NjQzOTkwNzA4IiwiZW1haWxfdmVyaWZpZWQiOnRydWUsImF6cCI6Ijg2ODAyNzI2NDI0OC00dWgzcTVvbTNvcG5sNGFqbWlqbHVzbW1saGtuMThsYy5hcHBzLmdvb2dsZXVzZXJjb250ZW50LmNvbSIsImhkIjoiZy5yaXQuZWR1IiwiZW1haWwiOiJrc3I5MDQ4QGcucml0LmVkdSIsIm5hbWUiOiJLcmlzaG5hIFJhbyIsInBpY3R1cmUiOiJodHRwczovL2xoNS5nb29nbGV1c2VyY29udGVudC5jb20vLTUtVFJUVEk3cm9jL0FBQUFBQUFBQUFJL0FBQUFBQUFBQUFBL0FLVGFlS19fY1pqdVpiMjRqa3czLUp2Tk1Bd21BWjI4QUEvczk2LWMvcGhvdG8uanBnIiwiZ2l2ZW5fbmFtZSI6IktyaXNobmEiLCJmYW1pbHlfbmFtZSI6IlJhbyIsImxvY2FsZSI6ImVuIn0.KZ1MOHxpN0hW3tCUPmylkUMfao0WHqX3W-5uOBhaKrQDfDgWgsXMnwjzo74tuG1LOw_3suXTCexftisBun9rB0JBDMpnuPavSXpUwt0MBYdeViu2goQdDJNHuEHQXD5zlGB4ev6C35teiQJa7LTunpxdelydfCrgRN53oDGMHyZuard9zKQQ0wCseZ8bHCAHojrttMhDvWpLyQmRznWt0eyHhg8_9RH_LhC-QOvbT7bwBfiAYbF0JIoHElrmuYe1HqdNUNpDhEfSYojNXFAGMYcnsYBQPrWuzPSl1UQwoCKrqtS4H5S0WKVNWvCsmjzRWLMdAL_SuHG2qEfJqjqbaQapp.js:23776:1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1:04:08.560552056</meta:creation-date>
    <dc:date>2016-11-03T23:48:27.374258079</dc:date>
    <meta:editing-duration>PT1H10M26S</meta:editing-duration>
    <meta:editing-cycles>1</meta:editing-cycles>
    <meta:document-statistic meta:table-count="0" meta:image-count="0" meta:object-count="0" meta:page-count="1" meta:paragraph-count="38" meta:word-count="64" meta:character-count="2152" meta:non-whitespace-character-count="1702"/>
    <meta:generator>LibreOffice/5.1.4.2$Linux_X86_64 LibreOffice_project/10m0$Build-2</meta:generator>
  </office:meta>
</office:document-meta>
</file>